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2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9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5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9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53432727273" calcext:value-type="float">
            <text:p>37.62534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8628965517" calcext:value-type="float">
            <text:p>37.46286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9649032258" calcext:value-type="float">
            <text:p>37.5979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38932413793" calcext:value-type="float">
            <text:p>37.8238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04552" calcext:value-type="float">
            <text:p>37.83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1450322581" calcext:value-type="float">
            <text:p>37.810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83752" calcext:value-type="float">
            <text:p>37.69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90812903226" calcext:value-type="float">
            <text:p>37.50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61152" calcext:value-type="float">
            <text:p>37.39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0259354839" calcext:value-type="float">
            <text:p>37.3980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22019310345" calcext:value-type="float">
            <text:p>37.4822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9065806452" calcext:value-type="float">
            <text:p>37.536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89535483871" calcext:value-type="float">
            <text:p>37.838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40872" calcext:value-type="float">
            <text:p>37.93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63296" calcext:value-type="float">
            <text:p>38.1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89176" calcext:value-type="float">
            <text:p>38.2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9886451613" calcext:value-type="float">
            <text:p>38.3409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78018064516" calcext:value-type="float">
            <text:p>38.357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87168" calcext:value-type="float">
            <text:p>38.3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96934193548" calcext:value-type="float">
            <text:p>38.129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54992" calcext:value-type="float">
            <text:p>38.05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188387097" calcext:value-type="float">
            <text:p>38.1487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1228571429" calcext:value-type="float">
            <text:p>38.212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67550967742" calcext:value-type="float">
            <text:p>38.266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64163870968" calcext:value-type="float">
            <text:p>38.5064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00822068965" calcext:value-type="float">
            <text:p>38.60008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7896774194" calcext:value-type="float">
            <text:p>38.727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8184" calcext:value-type="float">
            <text:p>38.98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64877419355" calcext:value-type="float">
            <text:p>39.126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731483871" calcext:value-type="float">
            <text:p>38.9627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16344" calcext:value-type="float">
            <text:p>38.7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17341935484" calcext:value-type="float">
            <text:p>38.70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63544" calcext:value-type="float">
            <text:p>38.4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00918709677" calcext:value-type="float">
            <text:p>38.540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4445714286" calcext:value-type="float">
            <text:p>38.6634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39610322581" calcext:value-type="float">
            <text:p>38.623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87512" calcext:value-type="float">
            <text:p>38.9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68384" calcext:value-type="float">
            <text:p>39.0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756516129" calcext:value-type="float">
            <text:p>39.2367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92708" calcext:value-type="float">
            <text:p>39.47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90784516129" calcext:value-type="float">
            <text:p>39.379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32655483871" calcext:value-type="float">
            <text:p>39.573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23444" calcext:value-type="float">
            <text:p>39.38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18087741935" calcext:value-type="float">
            <text:p>39.1018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1004" calcext:value-type="float">
            <text:p>39.02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81362580645" calcext:value-type="float">
            <text:p>39.018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8914285714" calcext:value-type="float">
            <text:p>39.081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9625806452" calcext:value-type="float">
            <text:p>39.127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85196521739" calcext:value-type="float">
            <text:p>39.408519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7890909091" calcext:value-type="float">
            <text:p>39.5297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93424347826" calcext:value-type="float">
            <text:p>39.82934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16403636364" calcext:value-type="float">
            <text:p>40.0716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1792" calcext:value-type="float">
            <text:p>39.9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2313" calcext:value-type="float">
            <text:p>39.842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93" calcext:value-type="float">
            <text:p>39.8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786" calcext:value-type="float">
            <text:p>39.816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93" calcext:value-type="float">
            <text:p>39.8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1076" calcext:value-type="float">
            <text:p>39.8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794" calcext:value-type="float">
            <text:p>39.880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174" calcext:value-type="float">
            <text:p>39.873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32" meta:object-count="0"/>
    <meta:user-defined meta:name="AppVersion">3.0</meta:user-defined>
  </office:meta>
</office:document-meta>
</file>